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a16" officeooo:paragraph-rsid="001f5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o ne comprend r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5:16:57.923574982</meta:creation-date>
    <dc:date>2019-11-26T15:17:36.334799526</dc:date>
    <meta:editing-duration>PT39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5.1.6.2$Linux_X86_64 LibreOffice_project/10m0$Build-2</meta:generator>
  </office:meta>
</office:document-meta>
</file>